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82.71pt"/>
    </style:style>
    <style:style style:name="co8" style:family="table-column">
      <style:table-column-properties fo:break-before="auto" style:column-width="172.91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65.59pt"/>
    </style:style>
    <style:style style:name="co12" style:family="table-column">
      <style:table-column-properties fo:break-before="auto" style:column-width="424.06pt"/>
    </style:style>
    <style:style style:name="co13" style:family="table-column">
      <style:table-column-properties fo:break-before="auto" style:column-width="240.04pt"/>
    </style:style>
    <style:style style:name="co14" style:family="table-column">
      <style:table-column-properties fo:break-before="auto" style:column-width="226.4pt"/>
    </style:style>
    <style:style style:name="co15" style:family="table-column">
      <style:table-column-properties fo:break-before="auto" style:column-width="146.64pt"/>
    </style:style>
    <style:style style:name="co16" style:family="table-column">
      <style:table-column-properties fo:break-before="auto" style:column-width="380.55pt"/>
    </style:style>
    <style:style style:name="co17" style:family="table-column">
      <style:table-column-properties fo:break-before="auto" style:column-width="100.35pt"/>
    </style:style>
    <style:style style:name="co18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25pt" fo:break-before="auto" style:use-optimal-row-height="true"/>
    </style:style>
    <style:style style:name="ro12" style:family="table-row">
      <style:table-row-properties style:row-height="36pt" fo:break-before="auto" style:use-optimal-row-height="true"/>
    </style:style>
    <style:style style:name="ro13" style:family="table-row">
      <style:table-row-properties style:row-height="13.01pt" fo:break-before="auto" style:use-optimal-row-height="true"/>
    </style:style>
    <style:style style:name="ro14" style:family="table-row">
      <style:table-row-properties style:row-height="47pt" fo:break-before="auto" style:use-optimal-row-height="true"/>
    </style:style>
    <style:style style:name="ro15" style:family="table-row">
      <style:table-row-properties style:row-height="58pt" fo:break-before="auto" style:use-optimal-row-height="true"/>
    </style:style>
    <style:style style:name="ro16" style:family="table-row">
      <style:table-row-properties style:row-height="31.49pt" fo:break-before="auto" style:use-optimal-row-height="false"/>
    </style:style>
    <style:style style:name="ro17" style:family="table-row">
      <style:table-row-properties style:row-height="69pt" fo:break-before="auto" style:use-optimal-row-height="true"/>
    </style:style>
    <style:style style:name="ro18" style:family="table-row">
      <style:table-row-properties style:row-height="117.01pt" fo:break-before="auto" style:use-optimal-row-height="false"/>
    </style:style>
    <style:style style:name="ro19" style:family="table-row">
      <style:table-row-properties style:row-height="34.75pt" fo:break-before="auto" style:use-optimal-row-height="false"/>
    </style:style>
    <style:style style:name="ro20" style:family="table-row">
      <style:table-row-properties style:row-height="267.99pt" fo:break-before="auto" style:use-optimal-row-height="false"/>
    </style:style>
    <style:style style:name="ro21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</style:style>
    <style:style style:name="ce5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wrap-option="wrap"/>
      <style:text-properties style:font-name="Arial"/>
    </style:style>
    <style:style style:name="ce54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56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86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407927"/>
    </style:style>
    <style:style style:name="ce94" style:family="table-cell" style:parent-style-name="Default">
      <style:table-cell-properties fo:background-color="#c2e0ae"/>
    </style:style>
    <style:style style:name="ce95" style:family="table-cell" style:parent-style-name="Default">
      <style:table-cell-properties fo:background-color="#fff200"/>
    </style:style>
    <style:style style:name="ce96" style:family="table-cell" style:parent-style-name="Default">
      <style:table-cell-properties fo:wrap-option="wrap"/>
      <style:text-properties fo:color="#ba13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c2e0ae" fo:wrap-option="wrap"/>
      <style:text-properties fo:color="#ba13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loext:vertical-justify="auto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25" style:family="table-cell" style:parent-style-name="Default">
      <style:table-cell-properties fo:background-color="#bce4e5" fo:wrap-option="wrap" loext:vertical-justify="auto"/>
    </style:style>
    <style:style style:name="ce23" style:family="table-cell" style:parent-style-name="Default">
      <style:table-cell-properties fo:background-color="#f7a19a" fo:wrap-option="wrap" loext:vertical-justify="auto"/>
    </style:style>
    <style:style style:name="ce26" style:family="table-cell" style:parent-style-name="Default">
      <style:table-cell-properties fo:background-color="#fff685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27" style:family="table-cell" style:parent-style-name="Default">
      <style:table-cell-properties style:text-align-source="fix" style:repeat-content="true" fo:wrap-option="wrap" style:vertical-align="justify" loext:vertical-justify="auto"/>
      <style:paragraph-properties fo:text-align="start"/>
    </style:style>
    <style:style style:name="ce38" style:family="table-cell" style:parent-style-name="Default">
      <style:table-cell-properties style:text-align-source="fix" style:repeat-content="true" fo:background-color="transparent" fo:wrap-option="wrap" style:vertical-align="justify" loext:vertical-justify="auto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7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3" style:family="table-cell" style:parent-style-name="Default">
      <style:table-cell-properties fo:background-color="#89c765" style:text-align-source="fix" style:repeat-content="false" fo:wrap-option="wrap" style:vertical-align="middle" loext:vertical-justify="auto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fo:background-color="#820f71" style:text-align-source="fix" style:repeat-content="false" fo:wrap-option="wrap" style:vertical-align="middle" loext:vertical-justify="auto"/>
      <style:paragraph-properties fo:text-align="center" fo:margin-left="0pt"/>
      <style:text-properties fo:color="#dddddd"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6" style:family="table-cell" style:parent-style-name="Default">
      <style:table-cell-properties fo:background-color="#f58220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53" style:family="table-cell" style:parent-style-name="Default">
      <style:table-cell-properties fo:background-color="#ce181e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124" style:family="table-cell" style:parent-style-name="Default">
      <style:table-cell-properties fo:wrap-option="wrap"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94070a" style:text-underline-style="none" style:text-underline-color="font-color"/>
    </style:style>
    <style:style style:name="T4" style:family="text">
      <style:text-properties fo:color="#ed1c24"/>
    </style:style>
    <style:style style:name="T5" style:family="text">
      <style:text-properties fo:color="#407927"/>
    </style:style>
    <style:style style:name="T6" style:family="text">
      <style:text-properties fo:color="#407927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ed1c24"/>
    </style:style>
    <style:style style:name="T1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07927"/>
    </style:style>
    <style:style style:name="T11" style:family="text">
      <style:text-properties fo:color="#ba131a"/>
    </style:style>
    <style:style style:name="T12" style:family="text">
      <style:text-properties fo:color="#579835"/>
    </style:style>
    <style:style style:name="T13" style:family="text">
      <style:text-properties fo:color="#94070a" fo:font-style="italic" style:font-style-asian="italic" style:font-style-complex="italic"/>
    </style:style>
    <style:style style:name="T1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579835" fo:font-weight="bold" style:font-weight-asian="bold" style:font-weight-complex="bold"/>
    </style:style>
    <style:style style:name="T15" style:family="text">
      <style:text-properties fo:color="#ef413d" fo:font-weight="bold" style:font-weight-asian="bold" style:font-weight-complex="bold"/>
    </style:style>
    <style:style style:name="T16" style:family="text">
      <style:text-properties fo:color="#579835" fo:font-weight="bold" style:font-weight-asian="bold" style:font-weight-complex="bold"/>
    </style:style>
    <style:style style:name="T1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ef413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8"/>
        <table:table-column table:style-name="co6" table:number-columns-repeated="1018" table:default-cell-style-name="Default"/>
        <table:table-row table:style-name="ro1">
          <table:table-cell table:style-name="ce43" office:value-type="string" calcext:value-type="string">
            <text:p>Qui ?</text:p>
          </table:table-cell>
          <table:table-cell table:style-name="ce43" office:value-type="string" calcext:value-type="string">
            <text:p>Type retour</text:p>
          </table:table-cell>
          <table:table-cell table:style-name="ce47" office:value-type="string" calcext:value-type="string">
            <text:p>Signalement anomalie/correctif</text:p>
          </table:table-cell>
          <table:table-cell table:style-name="ce47" office:value-type="string" calcext:value-type="string">
            <text:p>Note/commentaire</text:p>
          </table:table-cell>
          <table:table-cell table:style-name="ce50" office:value-type="string" calcext:value-type="string">
            <text:p>Solution apportée</text:p>
          </table:table-cell>
          <table:table-cell table:style-name="ce54" office:value-type="string" calcext:value-type="string">
            <text:p>état</text:p>
          </table:table-cell>
          <table:table-cell table:style-name="ce54" office:value-type="string" calcext:value-type="string">
            <text:p>Priorité</text:p>
          </table:table-cell>
          <table:table-cell table:style-name="ce54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48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48"/>
          <table:table-cell table:style-name="ce52" office:value-type="string" calcext:value-type="string">
            <text:p>Les champs n° voirie + rue ne sont plus obligatoire. Le producteur doit renseigner sont adresse correctement.</text:p>
          </table:table-cell>
          <table:table-cell table:style-name="ce55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48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48"/>
          <table:table-cell table:style-name="ce52"/>
          <table:table-cell table:style-name="ce55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46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49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49" table:number-columns-repeated="2"/>
          <table:table-cell table:style-name="ce56" office:value-type="string" calcext:value-type="string">
            <text:p>a faire</text:p>
          </table:table-cell>
          <table:table-cell table:style-name="ce49" table:number-columns-repeated="1018"/>
        </table:table-row>
        <table:table-row table:style-name="ro5">
          <table:table-cell table:style-name="ce46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49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49" table:number-columns-repeated="2"/>
          <table:table-cell table:style-name="ce56" office:value-type="string" calcext:value-type="string">
            <text:p>a faire</text:p>
          </table:table-cell>
          <table:table-cell table:style-name="ce49" table:number-columns-repeated="1018"/>
        </table:table-row>
        <table:table-row table:style-name="ro2">
          <table:table-cell table:style-name="ce46" office:value-type="string" calcext:value-type="string">
            <text:p>Duy Minh</text:p>
          </table:table-cell>
          <table:table-cell table:style-name="ce46" office:value-type="string" calcext:value-type="string">
            <text:p>Documentation</text:p>
          </table:table-cell>
          <table:table-cell table:style-name="ce49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49"/>
          <table:table-cell table:style-name="ce49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56" office:value-type="string" calcext:value-type="string">
            <text:p>a faire</text:p>
          </table:table-cell>
          <table:table-cell table:style-name="ce89" office:value-type="string" calcext:value-type="string">
            <text:p>basse</text:p>
          </table:table-cell>
          <table:table-cell table:style-name="ce49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55" office:value-type="string" calcext:value-type="string">
            <text:p>fait</text:p>
          </table:table-cell>
          <table:table-cell table:style-name="ce90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49" office:value-type="string" calcext:value-type="string">
            <text:p>Session ID = hash sha256 du couple de clés $email.$motdepasse</text:p>
          </table:table-cell>
          <table:table-cell table:style-name="ce55" office:value-type="string" calcext:value-type="string">
            <text:p>fait</text:p>
          </table:table-cell>
          <table:table-cell table:style-name="ce91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46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49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49" office:value-type="string" calcext:value-type="string">
            <text:p>à intégrer au questionnaires pour le mardi 2 juin</text:p>
          </table:table-cell>
          <table:table-cell table:style-name="ce49"/>
          <table:table-cell table:style-name="ce85" office:value-type="string" calcext:value-type="string">
            <text:p>En attente demandes/besoins CET</text:p>
          </table:table-cell>
          <table:table-cell table:style-name="ce90" office:value-type="string" calcext:value-type="string">
            <text:p>Forte</text:p>
          </table:table-cell>
          <table:table-cell table:style-name="ce49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85" office:value-type="string" calcext:value-type="string">
            <text:p>En attente demandes/besoins CET</text:p>
          </table:table-cell>
          <table:table-cell table:style-name="ce91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85" office:value-type="string" calcext:value-type="string">
            <text:p>En attente demandes/besoins CET</text:p>
          </table:table-cell>
          <table:table-cell table:style-name="ce91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85" office:value-type="string" calcext:value-type="string">
            <text:p>En attente demandes/besoins CET</text:p>
          </table:table-cell>
          <table:table-cell table:style-name="ce90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49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49" table:number-columns-repeated="2"/>
          <table:table-cell table:style-name="ce85" office:value-type="string" calcext:value-type="string">
            <text:p>En attente demandes/besoins CET</text:p>
          </table:table-cell>
          <table:table-cell table:style-name="ce89" office:value-type="string" calcext:value-type="string">
            <text:p>basse</text:p>
          </table:table-cell>
          <table:table-cell table:style-name="ce49" table:number-columns-repeated="1017"/>
        </table:table-row>
        <table:table-row table:style-name="ro7">
          <table:table-cell table:style-name="ce46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49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49"/>
          <table:table-cell table:style-name="ce49" office:value-type="string" calcext:value-type="string">
            <text:p>en cours : lecture de fichiers plats pour listes et textes informatifs.</text:p>
          </table:table-cell>
          <table:table-cell table:style-name="ce86" office:value-type="string" calcext:value-type="string">
            <text:p>en cours</text:p>
          </table:table-cell>
          <table:table-cell table:style-name="ce89" office:value-type="string" calcext:value-type="string">
            <text:p>basse</text:p>
          </table:table-cell>
          <table:table-cell table:style-name="ce49" table:number-columns-repeated="1017"/>
        </table:table-row>
        <table:table-row table:style-name="ro4">
          <table:table-cell table:style-name="ce46" office:value-type="string" calcext:value-type="string">
            <text:p>Céline</text:p>
          </table:table-cell>
          <table:table-cell table:style-name="ce46" office:value-type="string" calcext:value-type="string">
            <text:p>besoin à prendre en compte</text:p>
          </table:table-cell>
          <table:table-cell table:style-name="ce49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49" table:number-columns-repeated="2"/>
          <table:table-cell table:style-name="ce85" office:value-type="string" calcext:value-type="string">
            <text:p>En attente demandes/besoins CET</text:p>
          </table:table-cell>
          <table:table-cell table:style-name="ce91" office:value-type="string" calcext:value-type="string">
            <text:p>Haute</text:p>
          </table:table-cell>
          <table:table-cell table:style-name="ce49" table:number-columns-repeated="1017"/>
        </table:table-row>
        <table:table-row table:style-name="ro7">
          <table:table-cell table:style-name="ce46" office:value-type="string" calcext:value-type="string">
            <text:p>Groupe de trv CET</text:p>
          </table:table-cell>
          <table:table-cell table:style-name="ce46" office:value-type="string" calcext:value-type="string">
            <text:p>évolution/correctif</text:p>
          </table:table-cell>
          <table:table-cell table:style-name="ce49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49" table:number-columns-repeated="2"/>
          <table:table-cell table:style-name="ce86" office:value-type="string" calcext:value-type="string">
            <text:p>en cours</text:p>
          </table:table-cell>
          <table:table-cell table:style-name="ce91" office:value-type="string" calcext:value-type="string">
            <text:p>Haute</text:p>
          </table:table-cell>
          <table:table-cell table:style-name="ce49" table:number-columns-repeated="1017"/>
        </table:table-row>
        <table:table-row table:style-name="ro8">
          <table:table-cell table:style-name="ce46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49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49" table:number-columns-repeated="2"/>
          <table:table-cell table:style-name="ce86" office:value-type="string" calcext:value-type="string">
            <text:p>en cours</text:p>
          </table:table-cell>
          <table:table-cell table:style-name="ce91" office:value-type="string" calcext:value-type="string">
            <text:p>Haute</text:p>
          </table:table-cell>
          <table:table-cell table:style-name="ce49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49" office:value-type="string" calcext:value-type="string">
            <text:p>Intégration liste des lieux de vente/distrib</text:p>
          </table:table-cell>
          <table:table-cell/>
          <table:table-cell table:style-name="ce56" office:value-type="string" calcext:value-type="string">
            <text:p>a faire</text:p>
          </table:table-cell>
          <table:table-cell table:style-name="ce91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49" office:value-type="string" calcext:value-type="string">
            <text:p>Ne pas perdre la liste non détaillé de produits lors de navigations : signaler et FORM_POST en sortie de page.</text:p>
          </table:table-cell>
          <table:table-cell table:style-name="ce49" table:number-columns-repeated="2"/>
          <table:table-cell table:style-name="ce85" office:value-type="string" calcext:value-type="string">
            <text:p>En attente demandes/besoins CET</text:p>
          </table:table-cell>
          <table:table-cell table:style-name="ce91" office:value-type="string" calcext:value-type="string">
            <text:p>Haute</text:p>
          </table:table-cell>
          <table:table-cell table:style-name="ce49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85" office:value-type="string" calcext:value-type="string">
            <text:p>En attente demandes/besoins CET</text:p>
          </table:table-cell>
          <table:table-cell table:style-name="ce91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85" office:value-type="string" calcext:value-type="string">
            <text:p>En attente demandes/besoins CET</text:p>
          </table:table-cell>
          <table:table-cell table:style-name="ce91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5" table:style-name="ta1">
        <table:table-column table:style-name="co7" table:default-cell-style-name="Default"/>
        <table:table-row table:style-name="ro6">
          <table:table-cell office:value-type="string" calcext:value-type="string">
            <text:p>pas de lien inscription (lien bleu)</text:p>
          </table:table-cell>
        </table:table-row>
        <table:table-row table:style-name="ro6">
          <table:table-cell office:value-type="string" calcext:value-type="string">
            <text:p>Producteur.e (singulier) Producteurs.es (pluriel) </text:p>
          </table:table-cell>
        </table:table-row>
        <table:table-row table:style-name="ro6">
          <table:table-cell office:value-type="string" calcext:value-type="string">
            <text:p>Référencé.e (même principe).</text:p>
          </table:table-cell>
        </table:table-row>
        <table:table-row table:style-name="ro6">
          <table:table-cell office:value-type="string" calcext:value-type="string">
            <text:p>Dans le teste page index pour inscription placer <text:span text:style-name="T1">(CET)</text:span><text:span text:style-name="T2"> après castillon en transition.</text:span></text:p>
          </table:table-cell>
        </table:table-row>
        <table:table-row table:style-name="ro6">
          <table:table-cell office:value-type="string" calcext:value-type="string">
            <text:p>Porte <text:span text:style-name="T1">ce </text:span><text:span text:style-name="T2">projet de dévelopement.</text:span></text:p>
          </table:table-cell>
        </table:table-row>
        <table:table-row table:style-name="ro6">
          <table:table-cell table:style-name="ce92" office:value-type="string" calcext:value-type="string">
            <text:p><text:span text:style-name="T1">C</text:span>ircuits <text:span text:style-name="T1">A</text:span>limentaires <text:span text:style-name="T1">L</text:span>ocaux <text:span text:style-name="T1">(CAL)</text:span></text:p>
          </table:table-cell>
        </table:table-row>
        <table:table-row table:style-name="ro6">
          <table:table-cell office:value-type="string" calcext:value-type="string">
            <text:p>Banière Carousel : tout à la fin du texte (page d’index).</text:p>
          </table:table-cell>
        </table:table-row>
        <table:table-row table:style-name="ro6">
          <table:table-cell office:value-type="string" calcext:value-type="string">
            <text:p>Index : CDC après avoir écrit au moins une fois Communauté de Communes.</text:p>
          </table:table-cell>
        </table:table-row>
        <table:table-row table:style-name="ro6">
          <table:table-cell office:value-type="string" calcext:value-type="string">
            <text:p>Cet annuaire sera diffusé<text:span text:style-name="T3">e</text:span></text:p>
          </table:table-cell>
        </table:table-row>
        <table:table-row table:style-name="ro6">
          <table:table-cell table:style-name="ce93" office:value-type="string" calcext:value-type="string">
            <text:p>une version papier <text:span text:style-name="T4">(pas flyer)</text:span></text:p>
          </table:table-cell>
        </table:table-row>
        <table:table-row table:style-name="ro6">
          <table:table-cell office:value-type="string" calcext:value-type="string">
            <text:p>Bas de page : nous sommes une <text:span text:style-name="T4">Organisation</text:span> Association à but non lucratif</text:p>
          </table:table-cell>
        </table:table-row>
        <table:table-row table:style-name="ro6">
          <table:table-cell office:value-type="string" calcext:value-type="string">
            <text:p>À Castillon, Tiers Lieu : une épicerie bio <text:span text:style-name="T4">coopérative </text:span><text:span text:style-name="T5">participative</text:span>, un café associatif, un espace de création et de travail partagé.</text:p>
          </table:table-cell>
        </table:table-row>
        <table:table-row table:style-name="ro6">
          <table:table-cell office:value-type="string" calcext:value-type="string">
            <text:p>Nous sommes actif<text:span text:style-name="T5">s</text:span> sur Facebook !</text:p>
          </table:table-cell>
        </table:table-row>
        <table:table-row table:style-name="ro6">
          <table:table-cell office:value-type="string" calcext:value-type="string">
            <text:p>P1 !!!! Fix<text:span text:style-name="T6">e</text:span></text:p>
          </table:table-cell>
        </table:table-row>
        <table:table-row table:style-name="ro6">
          <table:table-cell office:value-type="string" calcext:value-type="string">
            <text:p>P1 : nom <text:span text:style-name="T4">commercial</text:span> de la ferme.</text:p>
          </table:table-cell>
        </table:table-row>
        <table:table-row table:style-name="ro6">
          <table:table-cell office:value-type="string" calcext:value-type="string">
            <text:p>P1 : Nom de la ferme &gt;&gt; non obligatoire + libellé = Nom de la ferme si différent</text:p>
          </table:table-cell>
        </table:table-row>
        <table:table-row table:style-name="ro6">
          <table:table-cell office:value-type="string" calcext:value-type="string">
            <text:p>P1 Cagette : intégrer au bloc données web &gt;&gt; en dessous du champ Facebook.</text:p>
          </table:table-cell>
        </table:table-row>
        <table:table-row table:style-name="ro6">
          <table:table-cell office:value-type="string" calcext:value-type="string">
            <text:p>P1 : I<text:span text:style-name="T4">n</text:span><text:span text:style-name="T7">s</text:span>tagram</text:p>
          </table:table-cell>
        </table:table-row>
        <table:table-row table:style-name="ro6">
          <table:table-cell office:value-type="string" calcext:value-type="string">
            <text:p>P1 : Instagram</text:p>
          </table:table-cell>
        </table:table-row>
        <table:table-row table:style-name="ro6">
          <table:table-cell office:value-type="string" calcext:value-type="string">
            <text:p>P1 : Producteur d'algues<text:span text:style-name="T4">0001</text:span></text:p>
          </table:table-cell>
        </table:table-row>
        <table:table-row table:style-name="ro6">
          <table:table-cell office:value-type="string" calcext:value-type="string">
            <text:p>P1 : bloc activités de production &gt;&gt; re copier coller tous les libellés suite à [à faire Céline Thomas]</text:p>
          </table:table-cell>
        </table:table-row>
        <table:table-row table:style-name="ro6">
          <table:table-cell office:value-type="string" calcext:value-type="string">
            <text:p>P1 : <text:s/>sodage repasse sur tous les textes (dans le PDF) vérifier ortho puis repasse de corrctifs en réu avec Céline [à faire Céline Thomas]</text:p>
          </table:table-cell>
        </table:table-row>
        <table:table-row table:style-name="ro6">
          <table:table-cell table:style-name="ce94" office:value-type="string" calcext:value-type="string">
            <text:p>P2 : Renseignez <text:span text:style-name="T5">les</text:span> lieux de distribution ou de vente : </text:p>
          </table:table-cell>
        </table:table-row>
        <table:table-row table:style-name="ro6">
          <table:table-cell table:style-name="ce95" office:value-type="string" calcext:value-type="string">
            <text:p>* : lieux de dist : Marches (idem que drive &gt;&gt; adr et jours).</text:p>
          </table:table-cell>
        </table:table-row>
        <table:table-row table:style-name="ro6">
          <table:table-cell table:style-name="ce94" office:value-type="string" calcext:value-type="string">
            <text:p>Page solidarité : entraide<text:span text:style-name="T4"> et</text:span> coup de main </text:p>
          </table:table-cell>
        </table:table-row>
        <table:table-row table:style-name="ro6">
          <table:table-cell table:style-name="ce94" office:value-type="string" calcext:value-type="string">
            <text:p><text:span text:style-name="T8">Page solidarité : !page de  </text:span><text:span text:style-name="T9">journée </text:span><text:span text:style-name="T10">temps </text:span>de réflexion!</text:p>
          </table:table-cell>
        </table:table-row>
        <table:table-row table:style-name="ro6">
          <table:table-cell office:value-type="string" calcext:value-type="string">
            <text:p>Page de récap : ajouter (sous le bloc déclaratif) un bloc type alert/warning pour garantir la confidentialité des informations saisies dans la section sondage.</text:p>
          </table:table-cell>
        </table:table-row>
        <table:table-row table:style-name="ro6">
          <table:table-cell table:style-name="ce94" office:value-type="string" calcext:value-type="string">
            <text:p>Modal :  nous avons besoin<text:span text:style-name="T11">s</text:span> de v</text:p>
          </table:table-cell>
        </table:table-row>
        <table:table-row table:style-name="ro6">
          <table:table-cell office:value-type="string" calcext:value-type="string">
            <text:p>* : bien expliquer que les données sont 100% garantis non exploitables et ne seront pas partager avec une entité tiers. </text:p>
          </table:table-cell>
        </table:table-row>
        <table:table-row table:style-name="ro6">
          <table:table-cell table:style-name="ce96" office:value-type="string" calcext:value-type="string">
            <text:p>Nous utiliserons votre contact pour vous faire part des suggestions suivantes :</text:p>
          </table:table-cell>
        </table:table-row>
        <table:table-row table:style-name="ro6">
          <table:table-cell table:style-name="ce97" office:value-type="string" calcext:value-type="string">
            <text:p>Notre projet vous est expliqué <text:span text:style-name="T12">Voici notre projet (Circuits A L)</text:span></text:p>
          </table:table-cell>
        </table:table-row>
        <table:table-row table:style-name="ro6">
          <table:table-cell office:value-type="string" calcext:value-type="string">
            <text:p>Modale Notre Projet : tout au masculin + fautes. [à faire Céline Thomas]</text:p>
          </table:table-cell>
        </table:table-row>
        <table:table-row table:style-name="ro6">
          <table:table-cell office:value-type="string" calcext:value-type="string">
            <text:p>Modale Notre Projet : ajouter les lieux de diffusios (mairies, ect). [à faire Céline Thomas]</text:p>
          </table:table-cell>
        </table:table-row>
        <table:table-row table:style-name="ro6">
          <table:table-cell table:style-name="ce94" office:value-type="string" calcext:value-type="string">
            <text:p>Bas de page &gt;&gt; supprimer <text:span text:style-name="T13">Qui nous sommes :</text:span></text:p>
          </table:table-cell>
        </table:table-row>
        <table:table-row table:style-name="ro6">
          <table:table-cell table:style-name="ce94" office:value-type="string" calcext:value-type="string">
            <text:p>Menu &gt;&gt; Notre Projet &gt;&gt; Notre Projet CAL (le besoin est de visuellement voir tout de suite “Circuits Ali.. Courts”.</text:p>
          </table:table-cell>
        </table:table-row>
      </table:table>
      <table:table table:name="recette v4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ce79"/>
        <table:table-column table:style-name="co13" table:default-cell-style-name="ce44"/>
        <table:table-column table:style-name="co6" table:default-cell-style-name="Default"/>
        <table:table-column table:style-name="co14" table:default-cell-style-name="Default"/>
        <table:table-column table:style-name="co6" table:number-columns-repeated="1015" table:default-cell-style-name="Default"/>
        <table:table-row table:style-name="ro10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office:value-type="string" calcext:value-type="string">
            <text:p>note de correctif</text:p>
          </table:table-cell>
          <table:table-cell table:style-name="ce74" table:number-columns-repeated="1015"/>
        </table:table-row>
        <table:table-row table:style-name="ro2">
          <table:table-cell table:style-name="ce49" office:value-type="string" calcext:value-type="string">
            <text:p>Céline</text:p>
          </table:table-cell>
          <table:table-cell table:style-name="ce49"/>
          <table:table-cell table:number-columns-repeated="2" table:style-name="ce49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49" table:number-columns-repeated="1017"/>
        </table:table-row>
        <table:table-row table:style-name="ro7">
          <table:table-cell table:style-name="ce49" office:value-type="string" calcext:value-type="string">
            <text:p>Céline</text:p>
          </table:table-cell>
          <table:table-cell table:style-name="ce49"/>
          <table:table-cell table:number-columns-repeated="2" table:style-name="ce49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49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/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/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</text:p>
          </table:table-cell>
          <table:table-cell table:style-name="ce80" office:value-type="string" calcext:value-type="string">
            <text:p>corrigé</text:p>
          </table:table-cell>
          <table:table-cell office:value-type="string" calcext:value-type="string">
            <text:p><text:s/>??? mixte ???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0" office:value-type="string" calcext:value-type="string">
            <text:p>corrigé</text:p>
          </table:table-cell>
          <table:table-cell office:value-type="string" calcext:value-type="string">
            <text:p>fusionné avec difficultés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49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49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87" office:value-type="string" calcext:value-type="string">
            <text:p>En cous de tests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49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28" office:value-type="string" calcext:value-type="string">
            <text:p>Ne sera pas 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49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45" office:value-type="string" calcext:value-type="string">
            <text:p>demander si à faire</text:p>
          </table:table-cell>
          <table:table-cell table:style-name="ce51"/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table:style-name="ce19" office:value-type="string" calcext:value-type="string">
            <text:p>Thomas</text:p>
          </table:table-cell>
          <table:table-cell table:style-name="ce19"/>
          <table:table-cell table:style-name="ce19" office:value-type="string" calcext:value-type="string">
            <text:p>v4</text:p>
          </table:table-cell>
          <table:table-cell table:style-name="ce19"/>
          <table:table-cell table:style-name="ce25" office:value-type="string" calcext:value-type="string">
            <text:p>correctif</text:p>
          </table:table-cell>
          <table:table-cell table:style-name="ce27" office:value-type="string" calcext:value-type="string">
            <text:p>Ordre du sondage : n2 avant n1 (commencer par vous êtes ?)</text:p>
          </table:table-cell>
          <table:table-cell table:style-name="ce80" office:value-type="string" calcext:value-type="string">
            <text:p>corrigé</text:p>
          </table:table-cell>
          <table:table-cell table:style-name="ce19"/>
          <table:table-cell table:style-name="ce19" office:value-type="string" calcext:value-type="string">
            <text:p>Le sondage est couplé. La première zone difficultés n’enfait pas partie. Cette zone peux venir avant ou après le sondage mais pas au millieu.</text:p>
          </table:table-cell>
          <table:table-cell table:style-name="ce19" table:number-columns-repeated="1015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28" office:value-type="string" calcext:value-type="string">
            <text:p>Ne sera pas corrigé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try catchs et redirections page d’erreur avec option cotact + msg erreur typé vu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7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contrôles données obl dans les contrôleurs.</text:p>
          </table:table-cell>
          <table:table-cell table:style-name="ce33" office:value-type="string" calcext:value-type="string">
            <text:p>corrigé</text:p>
          </table:table-cell>
          <table:table-cell table:style-name="ce36" office:value-type="string" calcext:value-type="string">
            <text:p>moyenne</text:p>
          </table:table-cell>
          <table:table-cell table:style-name="ce19" office:value-type="string" calcext:value-type="string">
            <text:p>throw Exception if array[] of madatory data has an empty entry.</text:p>
          </table:table-cell>
          <table:table-cell table:style-name="ce19" table:number-columns-repeated="1015"/>
        </table:table-row>
        <table:table-row table:style-name="ro18">
          <table:table-cell table:style-name="ce19" office:value-type="string" calcext:value-type="string">
            <text:p>Groupe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5" office:value-type="string" calcext:value-type="string">
            <text:p>correctif</text:p>
          </table:table-cell>
          <table:table-cell table:style-name="ce38" office:value-type="string" calcext:value-type="string">
            <text:p>Corrections sur V4 (session en groupe) :</text:p>
            <text:p/>
            <text:p><text:span text:style-name="T8">Garantit </text:span><text:span text:style-name="T14">FAIT</text:span></text:p>
            <text:p/>
            <text:p>vos clients ( vos consommateurs) : <text:span text:style-name="T15">??????</text:span></text:p>
            <text:p/>
            <text:p><text:span text:style-name="T8">InformationS au pluriel </text:span><text:span text:style-name="T14">FAIT</text:span></text:p>
            <text:p/>
            <text:p><text:span text:style-name="T8">Nom de la ferme ( supprimer commercial) </text:span><text:span text:style-name="T14">FAIT</text:span></text:p>
            <text:p/>
            <text:p>Cagette.net : à déplacer dans la zone de commercialisation</text:p>
            <text:p/>
            <text:p><text:span text:style-name="T8">zone sur les outils digitaux : à dérouler : </text:span><text:span text:style-name="T14">FAIT</text:span></text:p>
            <text:p/>
            <text:p><text:span text:style-name="T8">Vos activités ( au pluriel) </text:span><text:span text:style-name="T14">FAIT</text:span></text:p>
            <text:p/>
            <text:p>supprimer "organisme certificateur bio" : <text:span text:style-name="T16">FAIT</text:span></text:p>
            <text:p/>
            <text:p><text:span text:style-name="T8">mettre en gras "plein champ" et "serre" </text:span><text:span text:style-name="T14">FAIT</text:span></text:p>
            <text:p/>
            <text:p>Pour mieux vous connaître (ces informations sont confidentielles) : ( sondage) <text:span text:style-name="T16">FAIT</text:span></text:p>
            <text:p/>
            <text:p>vous êtes installés x hors cadre familial .... précisez : ...…<text:span text:style-name="T15"> ne peux être automatisé pour l’instant.</text:span></text:p>
            <text:p/>
            <text:p><text:span text:style-name="T8">formation agricole : précisez : .… </text:span><text:span text:style-name="T17"> ne peux être automatisé pour l’instant.</text:span></text:p>
            <text:p/>
            <text:p/>
            <text:p><text:span text:style-name="T8">d'une aide à la reconversion précisez : ....  </text:span><text:span text:style-name="T17"> ne peux être automatisé pour l’instant.</text:span></text:p>
            <text:p/>
          </table:table-cell>
          <table:table-cell table:style-name="ce33" office:value-type="string" calcext:value-type="string">
            <text:p>corrigé</text:p>
          </table:table-cell>
          <table:table-cell table:style-name="ce53" office:value-type="string" calcext:value-type="string">
            <text:p>Majeur</text:p>
          </table:table-cell>
          <table:table-cell table:style-name="ce19" office:value-type="string" calcext:value-type="string">
            <text:p>Les pchamp de saisies pour pécisions dans le sondage ne peuvent être ajoutées aussifacilement car le sondage est automatisé depuis un fichier plat.</text:p>
          </table:table-cell>
          <table:table-cell table:style-name="ce19" table:number-columns-repeated="1015"/>
        </table:table-row>
        <table:table-row table:style-name="ro19">
          <table:table-cell office:value-type="string" calcext:value-type="string">
            <text:p>Fanny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charte graphique. CF framavox retours v4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Elizabeth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Elizabeth W (Framavox) &lt;notifications@framavox.org&gt;</text:p>
            <text:p/>
            <text:p>Thu, 18 Jun, 23:53 (6 hours ago)</text:p>
            <text:p/>
            <text:p>to me</text:p>
            <text:p>Images are not displayed. Display images below - Always display images from notifications@framavox.org</text:p>
            <text:p>   </text:p>
            <text:p>Translate message</text:p>
            <text:p>Turn off for: French</text:p>
            <text:p>﻿﻿﻿﻿﻿﻿﻿﻿</text:p>
            <text:p>EW</text:p>
            <text:p>Elizabeth W commented in: QUESTIONNAIRE : retours V4</text:p>
            <text:p/>
            <text:p>Merci !</text:p>
            <text:p/>
            <text:p>premiers commentaires :</text:p>
            <text:p/>
            <text:p>Il me semble que la première partie "explicative" ne fait pas partie de la section ""vous êtes Producteur" mais de la section "notre projet" , et j'ai fait parvenir le texte proposé par Pascal à Thomas, voir ci dessous ; le questionnaire commence à "voici le questionnaire ... "</text:p>
            <text:p/>
            <text:p>Proposition de texte pour la section "Notre projet ":</text:p>
            <text:p/>
            <text:p>L'association Castillonnais en transition est composé de girondins et périgou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  <text:p/>
            <text:p>Par ailleurs, il me semble que les questions "enquête auprès des producteurs" seraient mieux en fin de section 1 (après les questions sur la commercialisation) .</text:p>
            <text:p/>
            <text:p>Pour le reste , il me semble qu'on retrouve bien toutes les remarques. Merci encore ! 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table:style-name="ce19"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Zone de saisie avec accordéons + icones &amp; event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Célin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modifications depuis pdf v5 questionnair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Générer un identifiant depuis les données siret, email, n°tel fixe ou portable. Notifier modalement si les 4 données ne sont pas renseignée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depuis le controller de page d’erreure, logger tout les niveaux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charger les tableaux de libelles réponse depuis file reader au démarrage (1 fois et pas à chaque http versindex.php)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Boissons ???? les boissons ne sont paslistées.</text:p>
          </table:table-cell>
          <table:table-cell table:style-name="ce39" office:value-type="string" calcext:value-type="string">
            <text:p>erreurede spec ?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/**</text:p>
            <text:p>     * Vérifier si couplage email | tel fixe | tel port existe en base. </text:p>
            <text:p>     * Si oui, erreure car le producteur est déjà inscrit.</text:p>
            <text:p>     */</text:p>
          </table:table-cell>
          <table:table-cell table:style-name="ce41" office:value-type="string" calcext:value-type="string">
            <text:p>Ne sera pas corrigé</text:p>
          </table:table-cell>
          <table:table-cell table:style-name="ce19"/>
          <table:table-cell table:style-name="ce19" office:value-type="string" calcext:value-type="string">
            <text:p>Le producteur peux s’inscrire deux fois s’il le souhaite.</text:p>
          </table:table-cell>
          <table:table-cell table:style-name="ce19" table:number-columns-repeated="1015"/>
        </table:table-row>
        <table:table-row table:style-name="ro6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6" office:value-type="string" calcext:value-type="string">
            <text:p>test</text:p>
          </table:table-cell>
          <table:table-cell office:value-type="string" calcext:value-type="string">
            <text:p>tester drive avec adresse et jours 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aut-il supprimer les options “Autre(s)” dans les fichiers plats ????</text:p>
          </table:table-cell>
          <table:table-cell table:style-name="ce39" office:value-type="string" calcext:value-type="string">
            <text:p>erreurede spec ?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Prendre connaissance de notre politique relative aux données numériques.</text:p>
          </table:table-cell>
          <table:table-cell table:style-name="ce80" office:value-type="string" calcext:value-type="string">
            <text:p>corrigé</text:p>
          </table:table-cell>
          <table:table-cell/>
          <table:table-cell office:value-type="string" calcext:value-type="string">
            <text:p>voir fenetre modale suite à click sur le lien.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recharger les listes sans redémarrer le serveur et la session php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* : lieux de dist : Marches (idem que drive &gt;&gt; adr et jours)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P2 : Renseignez <text:span text:style-name="T5">les</text:span> lieux de distribution ou de vente : 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Page solidarité : entraide<text:span text:style-name="T4"> et</text:span> coup de main 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<text:span text:style-name="T8">Page solidarité : !page de  </text:span><text:span text:style-name="T9">journée </text:span><text:span text:style-name="T10">temps </text:span>de réflexion!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Modal :  nous avons besoin<text:span text:style-name="T11">s</text:span> de v (modale P1)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ce96" office:value-type="string" calcext:value-type="string">
            <text:p>Notre projet vous est expliqué <text:span text:style-name="T12">Voici notre projet (Circuits A L)</text:span>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Bas de page &gt;&gt; supprimer <text:span text:style-name="T13">Qui nous sommes :</text:span>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Menu &gt;&gt; Notre Projet &gt;&gt; Notre Projet CAL (le besoin est de visuellement voir tout de suite “Circuits Ali.. Courts”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26" office:value-type="string" calcext:value-type="string">
            <text:p>test</text:p>
          </table:table-cell>
          <table:table-cell office:value-type="string" calcext:value-type="string">
            <text:p>test many sync users for session colisions (atleast 3)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correction défauts de css sur div.row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Mail de validation inscription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Mail de prise de contact inscription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Elizabeth</text:p>
          </table:table-cell>
          <table:table-cell office:value-type="string" calcext:value-type="string">
            <text:p>infos générales / sondage</text:p>
          </table:table-cell>
          <table:table-cell table:number-columns-repeated="2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champ number non obligatoires : permettre saisie valeure 0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Céline 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Tri alphabétique des produits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5" table:default-cell-style-name="ce124"/>
        <table:table-column table:style-name="co16" table:default-cell-style-name="Default"/>
        <table:table-column table:style-name="co17" table:default-cell-style-name="Default"/>
        <table:table-column table:style-name="co6" table:number-columns-repeated="1021" table:default-cell-style-name="Default"/>
        <table:table-row table:style-name="ro21">
          <table:table-cell office:value-type="string" calcext:value-type="string">
            <text:p>10/juin/2020 7h40 à 8h30</text:p>
          </table:table-cell>
          <table:table-cell table:style-name="ce49" office:value-type="string" calcext:value-type="string">
            <text:p>organiser la visibilité sur avancés et activités pour lever les inquiétudes du CA projet CAL.</text:p>
          </table:table-cell>
          <table:table-cell table:style-name="ce49" office:value-type="string" calcext:value-type="string">
            <text:p>faire un panneau scrum/kanban ?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49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8" table:default-cell-style-name="Default"/>
        <table:table-row table:style-name="ro6">
          <table:table-cell table:number-columns-repeated="2"/>
        </table:table-row>
      </table:table>
      <table:named-expressions/>
      <table:database-ranges>
        <table:database-range table:name="__Anonymous_Sheet_DB__2" table:target-range-address="'recette v4'.G1:'recette v4'.G4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09:17:32.021941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27T10:18:27.474834494</dc:date>
    <meta:editing-duration>P1DT18H49S</meta:editing-duration>
    <meta:editing-cycles>226</meta:editing-cycles>
    <meta:generator>LibreOffice/6.0.7.3$Linux_X86_64 LibreOffice_project/00m0$Build-3</meta:generator>
    <meta:document-statistic meta:table-count="5" meta:cell-count="560" meta:object-count="0"/>
  </office:meta>
</office:document-meta>
</file>